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!=&quot;&quot;" style:apply-style-name="Untitled3" style:base-cell-address="Plantilla.C3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!=&quot;&quot;" style:apply-style-name="Untitled3" style:base-cell-address="Plantilla.C3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Orillo&quot;;&quot;Linea&quot;;&quot;Letras&quot;;&quot;Fondo&quot;)" table:allow-empty-cell="true" table:display-list="unsorted" table:base-cell-address="Plantilla.B3">
          <table:error-message table:message-type="stop" table:display="true"/>
        </table:content-validation>
      </table:content-validations>
      <table:table table:name="Plantill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7"/>
        <table:table-column table:style-name="co4" table:default-cell-style-name="ce4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Codigo/Color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6" table:formula="of:=COM.MICROSOFT.IFS([.C3]=&quot;Fondo&quot;;[.D3];[.C4]=&quot;Fondo&quot;;[.D4];[.C5]=&quot;Fondo&quot;;[.D5];[.C6]=&quot;Fondo&quot;;[.D6])" office:value-type="string" office:string-value="Blanco" calcext:value-type="string" table:number-columns-spanned="1" table:number-rows-spanned="6">
            <text:p>Blanco</text:p>
          </table:table-cell>
          <table:table-cell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Orillo</text:p>
          </table:table-cell>
          <table:table-cell office:value-type="string" calcext:value-type="string">
            <text:p>Verde</text:p>
          </table:table-cell>
          <table:table-cell office:value-type="float" office:value="2" calcext:value-type="float">
            <text:p>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Linea</text:p>
          </table:table-cell>
          <table:table-cell office:value-type="string" calcext:value-type="string">
            <text:p>Blanco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Linea</text:p>
          </table:table-cell>
          <table:table-cell office:value-type="string" calcext:value-type="string">
            <text:p>Verde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Fondo</text:p>
          </table:table-cell>
          <table:table-cell office:value-type="string" calcext:value-type="string">
            <text:p>Blanco</text:p>
          </table:table-cell>
          <table:table-cell table:formula="of:=IF([.C6]=&quot;Fondo&quot;;&quot;N/A&quot;;&quot;&quot;)" office:value-type="string" office:string-value="N/A" calcext:value-type="string">
            <text:p>N/A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covered-table-cell/>
          <table:table-cell table:formula="of:=COM.MICROSOFT.IFS([.C3]=&quot;Linea&quot;;COM.MICROSOFT.CONCAT([.D3];&quot; &quot;;[.E3];&quot; &quot;;[.E2]);[.C4]=&quot;Linea&quot;;COM.MICROSOFT.CONCAT([.D4];&quot; &quot;;[.E4];&quot; &quot;;[.E2]);[.C5]=&quot;Linea&quot;;COM.MICROSOFT.CONCAT([.D5];&quot; &quot;;[.E5];&quot; &quot;;[.E2]);[.C6]=&quot;Linea&quot;;COM.MICROSOFT.CONCAT([.D6];&quot; &quot;;[.E6];&quot; &quot;;[.E2]))" office:value-type="string" office:string-value="Blanco 1 V" calcext:value-type="string">
            <text:p>Blanco 1 V</text:p>
          </table:table-cell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formula="of:=COM.MICROSOFT.IFS([.C3]=&quot;Orillo&quot;;COM.MICROSOFT.CONCAT([.D3];&quot; &quot;;[.E3];&quot; &quot;;[.E2]);[.C4]=&quot;Orillo&quot;;COM.MICROSOFT.CONCAT([.D4];&quot; &quot;;[.E4];&quot; &quot;;[.E2]);[.C5]=&quot;Orillo&quot;;COM.MICROSOFT.CONCAT([.D5];&quot; &quot;;[.E5];&quot; &quot;;[.E2]);[.C6]=&quot;Orillo&quot;;COM.MICROSOFT.CONCAT([.D6];&quot; &quot;;[.E6];&quot; &quot;;[.E2]))" office:value-type="string" office:string-value="Verde 2 V" calcext:value-type="string">
            <text:p>Verde 2 V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number-columns-repeated="2"/>
          <table:table-cell table:style-name="ce5"/>
          <table:table-cell table:style-name="Default"/>
          <table:table-cell table:style-name="ce5"/>
        </table:table-row>
        <calcext:conditional-formats>
          <calcext:conditional-format calcext:target-range-address="Plantilla.C3:Plantilla.E9">
            <calcext:condition calcext:apply-style-name="Untitled3" calcext:value="!=&quot;&quot;" calcext:base-cell-address="Plantilla.C3"/>
          </calcext:conditional-format>
        </calcext:conditional-formats>
      </table:table>
      <table:table table:name="Database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liente</text:p>
          </table:table-cell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Untitled1" style:family="table-cell" style:parent-style-name="Default">
      <style:table-cell-properties style:diagonal-bl-tr="none" style:diagonal-tl-br="none" fo:border="0.06pt groove #000000"/>
    </style:style>
    <style:style style:name="Untitled2" style:family="table-cell" style:parent-style-name="Default">
      <style:table-cell-properties fo:border="0.06pt solid #000000"/>
    </style:style>
    <style:style style:name="Untitled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4.4.2$Linux_X86_64 LibreOffice_project/40$Build-2</meta:generator>
    <dc:date>2023-01-11T22:44:38.844297740</dc:date>
    <meta:editing-duration>PT2H13M22S</meta:editing-duration>
    <meta:editing-cycles>5</meta:editing-cycles>
    <meta:document-statistic meta:table-count="3" meta:cell-count="19" meta:object-count="0"/>
  </office:meta>
</office:document-meta>
</file>